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14.888cm" fo:min-width="14.638cm" fo:padding-top="0.176cm" fo:padding-bottom="0.176cm" fo:padding-left="0.301cm" fo:padding-right="0.301cm"/>
    </style:style>
    <style:style style:name="gr2" style:family="graphic" style:parent-style-name="standard">
      <style:graphic-properties draw:fill-color="#0000ff" draw:textarea-horizontal-align="justify" draw:textarea-vertical-align="middle" draw:auto-grow-height="false" fo:min-height="0.021cm" fo:min-width="0cm"/>
    </style:style>
    <style:style style:name="gr3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15.24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0.381cm" svg:height="0.381cm" svg:x="5.002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115cm" svg:y="4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381cm" svg:height="0.381cm" svg:x="2.415cm" svg:y="7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1.715cm" svg:y="8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1.915cm" svg:y="5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152cm" svg:y="12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0.381cm" svg:height="0.381cm" svg:x="14.715cm" svg:y="7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381cm" svg:height="0.381cm" svg:x="3.797cm" svg:y="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381cm" svg:height="0.381cm" svg:x="2.415cm" svg:y="10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0.381cm" svg:height="0.381cm" svg:x="8.549cm" svg:y="14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0.381cm" svg:height="0.381cm" svg:x="10.615cm" svg:y="1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0.415cm" svg:y="12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0.381cm" svg:height="0.381cm" svg:x="4.415cm" svg:y="12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0.381cm" svg:height="0.381cm" svg:x="13.615cm" svg:y="11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615cm" svg:y1="2.033cm" svg:x2="5.328cm" svg:y2="4.119cm" draw:start-shape="id1" draw:start-glue-point="6" draw:end-shape="id2" draw:end-glue-point="11" svg:d="M10615 2033l-5287 2086" svg:viewBox="0 0 5288 2087">
          <text:p/>
        </draw:connector>
        <draw:connector draw:style-name="gr3" draw:text-style-name="P1" draw:layer="layout" draw:type="line" svg:x1="5.002cm" svg:y1="4.255cm" svg:x2="4.123cm" svg:y2="4.854cm" draw:start-shape="id2" draw:start-glue-point="6" draw:end-shape="id3" draw:end-glue-point="11" svg:d="M5002 4255l-879 599" svg:viewBox="0 0 880 600">
          <text:p/>
        </draw:connector>
        <draw:connector draw:style-name="gr3" draw:text-style-name="P1" draw:layer="layout" draw:type="line" svg:x1="3.852cm" svg:y1="5.125cm" svg:x2="2.606cm" svg:y2="7.542cm" draw:start-shape="id3" draw:start-glue-point="7" draw:end-shape="id4" draw:end-glue-point="4" svg:d="M3852 5125l-1246 2417" svg:viewBox="0 0 1247 2418">
          <text:p/>
        </draw:connector>
        <draw:connector draw:style-name="gr3" draw:text-style-name="P1" draw:layer="layout" draw:type="line" svg:x1="2.606cm" svg:y1="7.923cm" svg:x2="2.606cm" svg:y2="10.542cm" draw:start-shape="id4" draw:start-glue-point="8" draw:end-shape="id5" draw:end-glue-point="4" svg:d="M2606 7923v2619" svg:viewBox="0 0 1 2620">
          <text:p/>
        </draw:connector>
        <draw:connector draw:style-name="gr3" draw:text-style-name="P1" draw:layer="layout" draw:type="line" svg:x1="2.741cm" svg:y1="10.868cm" svg:x2="4.415cm" svg:y2="12.833cm" draw:start-shape="id5" draw:start-glue-point="9" draw:end-shape="id6" draw:end-glue-point="6" svg:d="M2741 10868l1674 1965" svg:viewBox="0 0 1675 1966">
          <text:p/>
        </draw:connector>
        <draw:connector draw:style-name="gr3" draw:text-style-name="P1" draw:layer="layout" draw:type="line" svg:x1="4.741cm" svg:y1="12.968cm" svg:x2="8.549cm" svg:y2="15.099cm" draw:start-shape="id6" draw:start-glue-point="9" draw:end-shape="id7" draw:end-glue-point="6" svg:d="M4741 12968l3808 2131" svg:viewBox="0 0 3809 2132">
          <text:p/>
        </draw:connector>
        <draw:connector draw:style-name="gr3" draw:text-style-name="P1" draw:layer="layout" draw:type="line" svg:x1="8.93cm" svg:y1="15.099cm" svg:x2="13.67cm" svg:y2="12.168cm" draw:start-shape="id7" draw:start-glue-point="10" draw:end-shape="id8" draw:end-glue-point="7" svg:d="M8930 15099l4740-2931" svg:viewBox="0 0 4741 2932">
          <text:p/>
        </draw:connector>
        <draw:connector draw:style-name="gr3" draw:text-style-name="P1" draw:layer="layout" draw:type="line" svg:x1="13.941cm" svg:y1="11.897cm" svg:x2="14.906cm" svg:y2="7.523cm" draw:start-shape="id8" draw:start-glue-point="11" draw:end-shape="id9" draw:end-glue-point="8" svg:d="M13941 11897l965-4374" svg:viewBox="0 0 966 4375">
          <text:p/>
        </draw:connector>
        <draw:connector draw:style-name="gr3" draw:text-style-name="P1" draw:layer="layout" draw:type="line" svg:x1="14.906cm" svg:y1="7.142cm" svg:x2="10.996cm" svg:y2="2.033cm" draw:start-shape="id9" draw:start-glue-point="4" draw:end-shape="id1" draw:end-glue-point="10" svg:d="M14906 7142l-3910-5109" svg:viewBox="0 0 3911 51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 </meta:initial-creator>
    <meta:creation-date>2016-10-15T16:12:41.398449904</meta:creation-date>
    <dc:date>2016-10-15T21:40:12.508224616</dc:date>
    <dc:creator>and </dc:creator>
    <meta:editing-duration>PT2H55M35S</meta:editing-duration>
    <meta:editing-cycles>2</meta:editing-cycles>
    <meta:generator>LibreOffice/5.0.6.2$Linux_X86_64 LibreOffice_project/00m0$Build-2</meta:generator>
    <meta:document-statistic meta:object-count="24"/>
  </office:meta>
</office:document-meta>
</file>